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08.2023 17.50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table:formula="of:=3" office:value-type="float" office:value="3" calcext:value-type="float">
            <text:p>3</text:p>
          </table:table-cell>
          <table:table-cell table:style-name="Default" table:number-columns-repeated="14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01:28:55.9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08T01:41:12.980000000</dc:date>
    <meta:editing-duration>P1DT14H35M46S</meta:editing-duration>
    <meta:editing-cycles>775</meta:editing-cycles>
    <meta:document-statistic meta:table-count="1" meta:cell-count="432" meta:object-count="0"/>
  </office:meta>
</office:document-meta>
</file>